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6.3972in"/>
    </style:style>
    <style:style style:name="Table1" style:family="table" style:master-page-name="MPF0">
      <style:table-properties style:width="6.397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" style:parent-style-name="záhlaví-VOP" style:family="paragraph">
      <style:paragraph-properties style:page-number="1"/>
    </style:style>
    <style:style style:name="T6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T7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P8" style:parent-style-name="podpis" style:family="paragraph">
      <style:text-properties fo:font-size="10pt" style:font-size-asian="10pt" style:font-size-complex="10pt"/>
    </style:style>
    <style:style style:name="P9" style:parent-style-name="Normální" style:family="paragraph">
      <style:text-properties fo:font-size="8pt" style:font-size-asian="8pt" style:font-size-complex="8pt"/>
    </style:style>
    <style:style style:name="TableColumn11" style:family="table-column">
      <style:table-column-properties style:column-width="2.3395in"/>
    </style:style>
    <style:style style:name="TableColumn12" style:family="table-column">
      <style:table-column-properties style:column-width="2.4604in"/>
    </style:style>
    <style:style style:name="TableColumn13" style:family="table-column">
      <style:table-column-properties style:column-width="1.5958in"/>
    </style:style>
    <style:style style:name="Table10" style:family="table">
      <style:table-properties style:width="6.3958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Základnítext" style:family="paragraph">
      <style:paragraph-properties fo:margin-top="0in" fo:margin-bottom="0in"/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 fo:language="en" fo:country="US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Hypertextovýodkaz" style:family="text">
      <style:text-properties fo:font-size="9pt" style:font-size-asian="9pt"/>
    </style:style>
    <style:style style:name="T28" style:parent-style-name="Standardnípísmoodstavce" style:family="text">
      <style:text-properties fo:letter-spacing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eřejný ochránce práv</text:p>
            <text:p text:style-name="záhlaví-kontakt"><text:span text:style-name="Silné">Údolní 39, 602 00 Brno</text:span></text:p>
            <text:p text:style-name="záhlaví-kontakt">tel: (+420) 542<text:s/>542<text:s/>888, fax: (+420) 542<text:s/>542<text:s/>112</text:p>
            <text:p text:style-name="záhlaví-kontakt">e-mail:<text:s/><text:a xlink:href="mailto:podatelna@ochrance.cz" office:target-frame-name="_top" xlink:show="replace"><text:span text:style-name="T6">podatelna@ochrance.cz</text:span></text:a>,<text:s/><text:a xlink:href="http://www.ochrance.cz" office:target-frame-name="_top" xlink:show="replace"><text:span text:style-name="T7">www.ochrance.cz</text:span></text:a></text:p>
            <text:p text:style-name="P8"/>
          </table:table-cell>
        </table:table-row>
      </table:table>
      <text:p text:style-name="Normální"/>
      <text:p text:style-name="Normální">Vážená<text:s/>paní</text:p>
      <text:p text:style-name="Normální">Mgr. Simona Zahrádková</text:p>
      <text:p text:style-name="Normální">ředitelka</text:p>
      <text:p text:style-name="Normální">Domov<text:s/>pro seniory<text:s/>Zahradní město</text:p>
      <text:p text:style-name="Normální">Sněženková 2973/8</text:p>
      <text:p text:style-name="Normální">106 00<text:s/><text:s/>Praha 10</text:p>
      <text:p text:style-name="P9"/>
      <text:p text:style-name="Normální"><text:a xlink:href="mailto:zahradkova@dszm.cz" office:target-frame-name="_top" xlink:show="replace"><text:span text:style-name="Hypertextovýodkaz">zahradkova@dszm.cz</text:span></text:a><text:s/></text:p>
      <text:p text:style-name="Normální"/>
      <text:p text:style-name="Normální"/>
      <text:p text:style-name="Normální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Normální"><text:span text:style-name="vaše-našeznačka-datum">Vaše značka</text:span></text:p>
          </table:table-cell>
          <table:table-cell table:style-name="TableCell16">
            <text:p text:style-name="Normální"><text:span text:style-name="vaše-našeznačka-datum">Naše značka</text:span></text:p>
          </table:table-cell>
          <table:table-cell table:style-name="TableCell17">
            <text:p text:style-name="Normální"><text:span text:style-name="vaše-našeznačka-datum">Datum</text:span></text:p>
          </table:table-cell>
        </table:table-row>
        <table:table-row table:style-name="TableRow18">
          <table:table-cell table:style-name="TableCell19">
            <text:p text:style-name="Normální"/>
          </table:table-cell>
          <table:table-cell table:style-name="TableCell20">
            <text:p text:style-name="Normální">173/2013/VOP/EN</text:p>
          </table:table-cell>
          <table:table-cell table:style-name="TableCell21">
            <text:p text:style-name="Normální">2. května<text:s/>2014</text:p>
          </table:table-cell>
        </table:table-row>
      </table:table>
      <text:p text:style-name="Normální"/>
      <text:p text:style-name="Normální"/>
      <text:p text:style-name="Normální"/>
      <text:p text:style-name="P22">Vážená paní ředitelko,</text:p>
      <text:p text:style-name="Základnítextodsazený">z<text:s/>pověření veřejné ochránkyně práv Mgr. Anny Šabatové, Ph.D.,<text:s/>se<text:s/>na Vás obracím<text:s/>s žádostí<text:s/>o součinnost<text:s/>ve věci paní<text:s/>X. Y.<text:s/>(dále jen „stěžovatelka“), která namítá diskriminaci<text:s/>z důvodu náboženského vyznání<text:s/>v přístupu<text:s/>ke vzdělání.<text:s/>Podnět ochránkyni stěžovatelka podala prostřednictvím své právní zástupkyně Mgr.<text:s/>M. C.<text:s/>z Organizace<text:s/>pro pomoc uprchlíkům, o. s. (dále jen „OPU“).</text:p>
      <text:p text:style-name="Základnítextodsazený">Stěžovatelka, která je azylantkou původem<text:s/>ze Somálska,<text:s/>začala studovat<text:s/>na pražské zdravotnické škole obor „Ošetřovatel“.<text:s/>Ve školním řádu však bylo uvedeno, že je studentům zakázáno nosit pokrývky hlavy.<text:span text:style-name="Značkapozn.podčarou"><text:note text:note-class="footnote" text:id="_ftn0"><text:note-citation>1</text:note-citation><text:note-body><text:p text:style-name="Textpozn.podčarou"><text:s/>Přesné znění školního řádu je následující:<text:s/><text:span text:style-name="T23">„Žák dobrovolným studiem na zdejší škole bere na sebe zodpovědnost:</text:span><text:span text:style-name="T24"><text:s/></text:span><text:span text:style-name="T25">[…]<text:s/></text:span><text:span text:style-name="T26">řídit se pravidly společenského chování a jednání; pohybovat se ve škole bez jakékoli pokrývky hlavy – při onemocnění je toto ustanovení ošetřeno mimořádným povolením vedení školy.“<text:s/></text:span></text:p></text:note-body></text:note></text:span><text:s/>Stěžovatelka<text:s/>z uvedené školy odešla, neboť je muslimského vyznání<text:s/>a nosí tzv. „hidžáb“.</text:p>
      <text:p text:style-name="Základnítextodsazený">Podle informací<text:s/>od OPU<text:s/>stěžovatelka absolvovala<text:s/>v období<text:s/>od 16. září<text:s/>do 21. listopadu 2013<text:s/>v Domově<text:s/>pro seniory<text:s/>Zahradní město<text:s/>(dále jen „domov<text:s/>pro seniory“)<text:s/>odbornou praxi<text:s/>v rámci rekvalifikačního kurzu Pracovník<text:s/>v sociálních službách,<text:span text:style-name="Značkapozn.podčarou"><text:note text:note-class="footnote" text:id="_ftn1"><text:note-citation>2</text:note-citation><text:note-body><text:p text:style-name="Textpozn.podčarou"><text:s/>Bližší informace k<text:s/>rekvalifikačnímu kurzu jsou dostupné z</text:p><text:p text:style-name="Textpozn.podčarou"><text:a xlink:href="http://www.divciskola.cz/skola/rekvalifikacni-kurzy/56-2/" office:target-frame-name="_top" xlink:show="replace"><text:span text:style-name="T27">http://www.divciskola.cz/skola/rekvalifikacni-kurzy/56-2/</text:span></text:a></text:p></text:note-body></text:note></text:span><text:s/>který úspěšně zakončila závěrečnou zkouškou<text:s/>a získala osvědčení<text:s/>o rekvalifikaci.</text:p>
      <text:p text:style-name="Základnítextodsazený">Dle názoru ochránkyně není pochyb<text:s/>o tom, že<text:s/>v rámci teoretického vyučování<text:s/>na zdravotnické škole neexistuje rozumný důvod zakazovat studentům nošení pokrývek hlavy,<text:s/>které<text:s/>jsou vyjádřením jejich náboženského přesvědčení.</text:p>
      <text:soft-page-break/>
      <text:p text:style-name="Základnítextodsazený">Složitější situace může nastat právě<text:s/>při výkonu ošetřovatelské<text:s/>studijní<text:s/>praxe, případně<text:s/>v rámci zaměstnání<text:s/>ve zdravotnickém zařízení. Jelikož ochránkyně<text:s/>ze své pozice nedohlédne veškeré možné situace<text:s/>a praktické možnosti řešení,<text:s/>z jejího pověření se obracím<text:s/>na Vás, vážená paní ředitelko,<text:s/>s žádostí<text:s/>o Vaše vyjádření<text:s/>k praxi stěžovatelky<text:s/>v domově<text:s/>pro seniory, Váš náhled<text:s/>na danou problematiku, zejména jaké máte případně<text:s/>s nošením muslimských šátků (a obecněji pokrývek hlavy)<text:s/>v domově<text:s/>pro seniory zkušenosti.</text:p>
      <text:p text:style-name="Základnítextodsazený">V<text:s/>souvislosti se zahájeným šetřením ochránkyně si Vás dovoluji požádat<text:s/>o informaci, jak dlouho stěžovatelka<text:s/>v domově<text:s/>pro seniory praxi vykonávala, co bylo její náplní práce<text:s/>a zda<text:s/>mohla muslimský šátek<text:s/>(eventuálně jinou pokrývku hlavy poskytnutou Vaším domovem) nosit, případně zda se<text:s/>v rámci odborné praxe vyskytly<text:s/>v tomto směru nějaké problémy, např.<text:s/>ze strany klientů domova<text:s/>pro seniory apod.<text:s/>Pouze dodávám, že právní zástupkyně stěžovatelky Mgr. C.<text:s/>z OPU je<text:s/>o mém dotazu vůči Vaší osobě informována, což si můžete ověřit<text:s/>na e-mailové<text:s/>adrese<text:s/>(…), případně telefonicky<text:s/>u jejího zaměstnavatele.</text:p>
      <text:p text:style-name="Základnítextodsazený">Vaše vyjádření poslouží ochránkyni jako jeden<text:s/>z podkladů<text:s/>pro vydání doporučení<text:s/>v této oblasti<text:s/>a závěrečné zprávy<text:s/>ve věci stěžovatelky. Závěrem bych Vás chtěl ujistit, že ochránkyně<text:s/>i pověření zaměstnanci Kanceláře veřejného ochránce práv jsou vázáni povinností mlčenlivosti<text:s/>o skutečnostech, které se během šetření dozví.</text:p>
      <text:p text:style-name="Základnítextodsazený">V případě potřeby či jakýchkoli dotazů je možné kontaktovat Mgr. Evu Nehudkovou (tel.<text:s/>č. 542 542 367, e-mail<text:s/><text:a xlink:href="mailto:nehudkova@ochrance.cz" office:target-frame-name="_top" xlink:show="replace"><text:span text:style-name="Hypertextovýodkaz">nehudkova@ochrance.cz</text:span></text:a>), která je pověřena přípravou podkladů<text:s/>k celému případu.</text:p>
      <text:p text:style-name="Základnítextodsazený">Budu Vám vděčný, pokud mi své vyjádření zašlete<text:s/>do 20 dnů<text:s/>od doručení tohoto dopisu.</text:p>
      <text:p text:style-name="Základnítextodsazený">Děkuji<text:s/>za spolupráci<text:s/>a jsem<text:s/>s pozdravem</text:p>
      <text:p text:style-name="Základnítextodsazený"/>
      <text:p text:style-name="Základnítextodsazený"/>
      <text:p text:style-name="Základnítextodsazený"/>
      <text:p text:style-name="Základnítextodsazený"/>
      <text:p text:style-name="podpis">Mgr.<text:s/>Petr   <text:span text:style-name="T28">Polák</text:span>  v. r.</text:p>
      <text:p text:style-name="podpis">vedoucí oddělení<text:s/>rovného zacházení</text:p>
      <text:p text:style-name="podpis">(dopis je opatřen elektronickým podpisem)</text:p>
      <text:p text:style-name="podpis"/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 style:next-style-name="Základnítextodsazený">
      <style:paragraph-properties fo:margin-left="3.9375in">
        <style:tab-stops/>
      </style:paragraph-properties>
      <style:text-properties style:font-size-complex="10pt" fo:hyphenate="false"/>
    </style:style>
    <style:style style:name="zákoncitace" style:display-name="zákon (citace)" style:family="paragraph" style:parent-style-name="Normální">
      <style:paragraph-properties fo:text-align="justify" fo:margin-top="0.0416in" fo:margin-bottom="0.0416in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style:style style:name="vaše-našeznačka-datum" style:display-name="vaše-naše značka-datum" style:family="text">
      <style:text-properties fo:font-weight="bold" style:font-weight-asian="bold" style:font-weight-complex="bold" fo:font-size="11pt" style:font-size-asian="11pt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Nehudková Eva Mgr.</meta:initial-creator>
    <dc:creator>Bádrová Pavlína Mgr.</dc:creator>
    <meta:creation-date>2017-05-12T08:05:00Z</meta:creation-date>
    <dc:date>2017-05-12T08:05:00Z</dc:date>
    <meta:print-date>2014-05-02T06:44:00Z</meta:print-date>
    <meta:template xlink:href="dopis-vedoucí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20" meta:character-count="3587" meta:row-count="25" meta:non-whitespace-character-count="3074"/>
  </office:meta>
</office:document-meta>
</file>